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6881" officeooo:paragraph-rsid="00166881"/>
    </style:style>
    <style:style style:name="P2" style:family="paragraph" style:parent-style-name="Standard">
      <style:text-properties officeooo:rsid="0017a4c8" officeooo:paragraph-rsid="0017a4c8"/>
    </style:style>
    <style:style style:name="P3" style:family="paragraph" style:parent-style-name="Standard" style:list-style-name="L1">
      <style:text-properties officeooo:rsid="0017a4c8" officeooo:paragraph-rsid="0017a4c8"/>
    </style:style>
    <style:style style:name="P4" style:family="paragraph" style:parent-style-name="Standard" style:list-style-name="L1">
      <style:text-properties officeooo:rsid="0017a4c8" officeooo:paragraph-rsid="0018a7bc"/>
    </style:style>
    <style:style style:name="P5" style:family="paragraph" style:parent-style-name="Standard" style:list-style-name="L1">
      <style:text-properties officeooo:rsid="0018a7bc" officeooo:paragraph-rsid="0018a7bc"/>
    </style:style>
    <style:style style:name="P6" style:family="paragraph" style:parent-style-name="Standard" style:list-style-name="L2">
      <style:text-properties officeooo:rsid="001bb4ff" officeooo:paragraph-rsid="001bb4ff"/>
    </style:style>
    <style:style style:name="P7" style:family="paragraph" style:parent-style-name="Standard" style:list-style-name="L2">
      <style:text-properties officeooo:rsid="001bb4ff" officeooo:paragraph-rsid="002bbc43"/>
    </style:style>
    <style:style style:name="P8" style:family="paragraph" style:parent-style-name="Standard" style:list-style-name="L2">
      <style:text-properties officeooo:rsid="001f12e6" officeooo:paragraph-rsid="001f12e6"/>
    </style:style>
    <style:style style:name="P9" style:family="paragraph" style:parent-style-name="Standard" style:list-style-name="L2">
      <style:text-properties officeooo:rsid="0020a614" officeooo:paragraph-rsid="0020a614"/>
    </style:style>
    <style:style style:name="P10" style:family="paragraph" style:parent-style-name="Standard" style:list-style-name="L2">
      <style:text-properties officeooo:paragraph-rsid="0020a614"/>
    </style:style>
    <style:style style:name="P11" style:family="paragraph" style:parent-style-name="Standard" style:list-style-name="L2">
      <style:text-properties officeooo:paragraph-rsid="002bbc43"/>
    </style:style>
    <style:style style:name="P12" style:family="paragraph" style:parent-style-name="Standard" style:list-style-name="L2">
      <style:text-properties officeooo:rsid="00282aa8" officeooo:paragraph-rsid="00282aa8"/>
    </style:style>
    <style:style style:name="P13" style:family="paragraph" style:parent-style-name="Standard" style:list-style-name="L2">
      <style:text-properties officeooo:rsid="00289e44" officeooo:paragraph-rsid="00289e44"/>
    </style:style>
    <style:style style:name="P14" style:family="paragraph" style:parent-style-name="Standard" style:list-style-name="L2">
      <style:text-properties officeooo:rsid="002a3ffa" officeooo:paragraph-rsid="002a3ffa"/>
    </style:style>
    <style:style style:name="P15" style:family="paragraph" style:parent-style-name="Standard" style:list-style-name="L3">
      <style:text-properties officeooo:rsid="002a3ffa" officeooo:paragraph-rsid="002a3ffa"/>
    </style:style>
    <style:style style:name="P16" style:family="paragraph" style:parent-style-name="Standard" style:list-style-name="L2">
      <style:text-properties officeooo:rsid="002bdc17" officeooo:paragraph-rsid="002bdc17"/>
    </style:style>
    <style:style style:name="P17" style:family="paragraph" style:parent-style-name="Standard">
      <style:text-properties officeooo:rsid="002bdc17" officeooo:paragraph-rsid="002bdc17"/>
    </style:style>
    <style:style style:name="P18" style:family="paragraph" style:parent-style-name="Standard" style:list-style-name="L4">
      <style:text-properties officeooo:paragraph-rsid="002d6073"/>
    </style:style>
    <style:style style:name="P19" style:family="paragraph" style:parent-style-name="Standard" style:list-style-name="L4">
      <style:text-properties officeooo:rsid="002d6073" officeooo:paragraph-rsid="002d6073"/>
    </style:style>
    <style:style style:name="P20" style:family="paragraph" style:parent-style-name="Standard">
      <style:text-properties officeooo:rsid="002d6073" officeooo:paragraph-rsid="002d6073"/>
    </style:style>
    <style:style style:name="T1" style:family="text">
      <style:text-properties officeooo:rsid="0018a7bc"/>
    </style:style>
    <style:style style:name="T2" style:family="text">
      <style:text-properties officeooo:rsid="001917cf"/>
    </style:style>
    <style:style style:name="T3" style:family="text">
      <style:text-properties officeooo:rsid="001b0b01"/>
    </style:style>
    <style:style style:name="T4" style:family="text">
      <style:text-properties officeooo:rsid="001b7058"/>
    </style:style>
    <style:style style:name="T5" style:family="text">
      <style:text-properties officeooo:rsid="001bb4ff"/>
    </style:style>
    <style:style style:name="T6" style:family="text">
      <style:text-properties officeooo:rsid="001d7b39"/>
    </style:style>
    <style:style style:name="T7" style:family="text">
      <style:text-properties officeooo:rsid="001f12e6"/>
    </style:style>
    <style:style style:name="T8" style:family="text">
      <style:text-properties officeooo:rsid="001f7eab"/>
    </style:style>
    <style:style style:name="T9" style:family="text">
      <style:text-properties officeooo:rsid="0020a614"/>
    </style:style>
    <style:style style:name="T10" style:family="text">
      <style:text-properties officeooo:rsid="00244cbc"/>
    </style:style>
    <style:style style:name="T11" style:family="text">
      <style:text-properties officeooo:rsid="00263685"/>
    </style:style>
    <style:style style:name="T12" style:family="text">
      <style:text-properties officeooo:rsid="00282aa8"/>
    </style:style>
    <style:style style:name="T13" style:family="text">
      <style:text-properties officeooo:rsid="00289e44"/>
    </style:style>
    <style:style style:name="T14" style:family="text">
      <style:text-properties officeooo:rsid="002a3ffa"/>
    </style:style>
    <style:style style:name="T15" style:family="text">
      <style:text-properties officeooo:rsid="002bbc43"/>
    </style:style>
    <style:style style:name="T16" style:family="text">
      <style:text-properties officeooo:rsid="002cfc1c"/>
    </style:style>
    <style:style style:name="T17" style:family="text">
      <style:text-properties officeooo:rsid="002d6073"/>
    </style:style>
    <style:style style:name="T18" style:family="text">
      <style:text-properties officeooo:rsid="002dc66d"/>
    </style:style>
    <style:style style:name="T19" style:family="text">
      <style:text-properties officeooo:rsid="002e249f"/>
    </style:style>
    <style:style style:name="T20" style:family="text">
      <style:text-properties officeooo:rsid="002f7a7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85cm" fo:text-indent="-0.635cm" fo:margin-left="8.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62cm" fo:text-indent="-0.635cm" fo:margin-left="9.62cm"/>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Base Computacional</text:p>
      <text:p text:style-name="P1"><text:tab/><text:span text:style-name="T3">Hoje em dia, muitos celulares já são de fato, computadores pessoais portáteis, plenamente conectados pela rede de telefonia móvel (celular). Nossa dependência em relação a eles para as tarefas do cotidiano já é tão forte que nem percebemos quando os utilizamos, inclusive estanhando sua ausência. Afinal, usamos computadores como meio de comunicação, meio de transporte, para transações bancárias e comerciais. Atualmente, até o dinheiro não é guardado mais em cofres. Os saldos bancários são armazenados digitalmente nos servidores dos bancos. Se todos os correntistas de um banco solicitassem retirar inteiramente o dinheiro guardado nele, não haveria cédulas suficientes no cofre para atendê-los.</text:span></text:p>
      <text:p text:style-name="P1"><text:tab/><text:span text:style-name="T3">Para demonstrar a evolução desse conceito, foi desenvolvido um sistem</text:span><text:span text:style-name="T4">a</text:span><text:span text:style-name="T3"> de troca de dinheiro independente dos bancos. Proposto em 2008, </text:span><text:span text:style-name="T4">o coin utiliza uma cadeia de transações descentralizada que qualquer pessoa pode auditar: o blockchain. Com essa tecnologia, é possível receber e enviar dinheiro sem precisar de bancos, além de todas as suas transações serem verificáveis por qualquer pessoa com acesso à internet.</text:span></text:p>
      <text:p text:style-name="P2"><text:tab/><text:span text:style-name="T4">Podemos dividir as g</text:span>erações de computadores <text:span text:style-name="T4">em:</text:span></text:p>
      <text:list xml:id="list4139171263" text:style-name="L1">
        <text:list-item>
          <text:p text:style-name="P4">Válvulas termiônicas – Durante a Segunda Guerra Mundial, nos Estados Unidos, foi desenvolvido o primeiro computador eletrônico da história. Trata-se do ENIAC, um computador integrador numérico eletrônico, cujos números impressionam.</text:p>
          <text:list>
            <text:list-item>
              <text:p text:style-name="P5">Componentes: 170.000 válvulas termiônicas;</text:p>
            </text:list-item>
            <text:list-item>
              <text:p text:style-name="P5">Peso: Cerca de 30 toneladas;</text:p>
            </text:list-item>
            <text:list-item>
              <text:p text:style-name="P5">Espaço utilizado: Sala de 150m²;</text:p>
            </text:list-item>
            <text:list-item>
              <text:p text:style-name="P5">Capacidade de processamento: 1 Bilhão de vezes menor que a dos celulares usados hoje em dia.</text:p>
            </text:list-item>
          </text:list>
          <text:p text:style-name="P5">Para evoluir dessa máquina para os computadores atuais, foi preciso substituir as válvulas, já que elas eram pesadas e espaçosas. </text:p>
        </text:list-item>
        <text:list-item>
          <text:p text:style-name="P3">Transistores – Os<text:span text:style-name="T1"> primeiros transistores ocupavam apenas alguns milímetros, precisando de bem menos energia que as válvulas. Assim, foi possível reduzir o tamanho de equipamentos eletrõnicos em geral.</text:span></text:p>
        </text:list-item>
        <text:list-item>
          <text:p text:style-name="P3">Circuitos integrados – <text:span text:style-name="T1">Na década de 1960, o próximo salto de evolução foi dado com a criação dos circuitos integrados (CI): pastilhas de silício que contêm um circuito eletrônico miniaturizado. É o que, de forma comum, chamamos de chip de computador. Com o uso de transistores e CI, os computadores ficaram menores e cada vez mais baratos. Em meados da década de 1970, houve uma eclosão dos computadores pessoais (PCs – Personal Computers).</text:span></text:p>
        </text:list-item>
        <text:list-item>
          <text:p text:style-name="P3">Microprocessadores – <text:span text:style-name="T1">A década de 1980 presenciou a proliferação de PCs cada vez mais potentes, baratos e conectados por meio do surgimento das redes locais de computadores e da internet: a rede mundial. Após o fim do século XX, os computadores já eram tão pequenos e potentes que se encontravam embarcados em diversos equipamentos cotidianos, como automóveis, aviões e videogames, além de se tornar mais comum a presença de laptops nas casas das pessoas. Não tardou muito para que eles fossem integrados </text:span><text:span text:style-name="T2">a televisões e celulares. Nos tardou muito para que eles fossem integrados a televisões e celulares. Nos anos 2010, essa integração passou a ser feita por intermédio de smartphones e smart TVs.</text:span></text:p>
        </text:list-item>
      </text:list>
      <text:p text:style-name="P2"><text:tab/><text:span text:style-name="T6">A grande propagação dos computadores se deve à implementação de diversas funções genéricas (hardware) e ao uso delas para gerar programas úteis a muitas pessoas (software). </text:span><text:span text:style-name="T5">Os computadores são feitos com um conjunto de componentes dividido em dois grandes grupos:</text:span></text:p>
      <text:list xml:id="list1670377223" text:style-name="L2">
        <text:list-item>
          <text:p text:style-name="P6">Hardware – <text:span text:style-name="T7">É o c</text:span>omponente físico <text:span text:style-name="T7">de um computador</text:span>. <text:span text:style-name="T7">Os principais hardwares de um computador são:</text:span></text:p>
          <text:list>
            <text:list-item>
              <text:p text:style-name="P8">Processador – Também conhecido como CPU (Central Processing Unit) é o cérebro do computador, pois recebe as instruções e as executa sequencialmente. Seu principal componente é a unidade lógica e aritmética, <text:soft-page-break/>responsável por operações como adicionar ou subtrair. A execução das instruções em um processador é regulada pela presença de um pulso de frequência constante denominado clock, que é medido em Hertz (Hz) – número de pulsos por segundo. Uma das principais características de um processador é a velocidade com que consegue executar instruções. Isso depende diretamente da frequência do clock. <text:span text:style-name="T8">Overclocking, por sua vez, é o processo para customizar a velocidade do clock do processador acima de sua frequência de uso normal. Tal prática deixa o computador mais rápido, pois uma maior quantidade de operações pode ser realizada ao mesmo tempo. Há certos riscos envolvidos no overclocking, como danos ao processador e sobreaquecimento. O aumento de clock a cada geração de processadores seguiu ao longo dos anos, até que, por conta de interferências físicas entre seus componentes, ficou inviável a continuação desse procedimento. A solução dada pelos projetistas foi colocar diversos miniprocessadores (chamados de núcleos) dentro de um </text:span><text:span text:style-name="T9">mesmo chip de processador. Em termos práticos, é ocomo se houvesse dois, quatro ou até mais processadores trabalhando em um mesmo chip. Essa técnica é conhecida como multicore, mas, em função do número de núcleos, também é chamada de:</text:span></text:p>
              <text:list>
                <text:list-item>
                  <text:list>
                    <text:list-item>
                      <text:p text:style-name="P10"><text:span text:style-name="T9">Dual core (dois núcleos);</text:span></text:p>
                    </text:list-item>
                    <text:list-item>
                      <text:p text:style-name="P9">Quad core (quatro núcleos);</text:p>
                    </text:list-item>
                  </text:list>
                </text:list-item>
              </text:list>
              <text:p text:style-name="P9">Atual<text:span text:style-name="T10">mente, a maioria dos processadores de mercado (inclusive os de celulares) utiliza ao menos quatro cores e frequências de clock de alguns bilhões de pulsos por segundo (GHz). Além do clock e do número de núcleos, outra característica importante do processador é a sua memória cache que funciona como uma pequena parte da memória principal dentro do próprio chip do processador, </text:span><text:span text:style-name="T11">onde, a</text:span><text:span text:style-name="T10">s informações são lidas ou escritas na memória cache como muito mais velocidade que nos pentes de memória, </text:span><text:span text:style-name="T11">p</text:span><text:span text:style-name="T10">or isso, uma boa quantidade dela consegue acelerar a velocidade do processador. </text:span><text:span text:style-name="T11">Por fim, outra característica importante a ser considerada na avaliação do processador é seu encaixe (conhecido como pinagem). Para permanecer encaixado na placa-mãe, ele conta com pinos cujo formato deve corresponder ao dos buracos disponíveis (chamados de soquete).</text:span></text:p>
            </text:list-item>
            <text:list-item>
              <text:p text:style-name="P8">Memória principal – <text:span text:style-name="T12">Também chamada de RAM (Random Access Memory) por permitir o acesso a qualquer endereço em qualquer ordem. </text:span><text:span text:style-name="T11">É parte fundamental do computador, pois se trata do espaço onde são armazenados os dados e os programas executados no processador. Ela funciona como uma série de células em que cada uma armazena um conjunto de oito bits (chamado de um byte). Essas células funcionam como caixas de correio: cada uma tem seu endereço, embora só armazene uma carta por vez. </text:span><text:span text:style-name="T12">A memória RAM é volátil, ou seja, seus dados são apagados quando o sistema fica sem energia. As principais características de uma memória RAM são:</text:span></text:p>
              <text:list>
                <text:list-item>
                  <text:p text:style-name="P12">Capacidade de armazenamento – Se possui 4 GB de armazenamento, a memória RAM conta com 4 bilhões dessas células, podendo armazenar até 32 bilhões de bits de dados;</text:p>
                </text:list-item>
                <text:list-item>
                  <text:p text:style-name="P12">Velocidade de comunicação com o barramento – Trata-se da velocidade com que a memória consegue transferir os dados para o processador. Por exemplo, uma memória de 400MHz consegue transferir dados para o processador com uma taxa de até 3200 Mbps (3 bilhões e 200 milhões de bits por segundo).</text:p>
                </text:list-item>
              </text:list>
            </text:list-item>
            <text:list-item>
              <text:p text:style-name="P8">Placa-mãe – <text:span text:style-name="T12">A placa-mãe consiste em um circuito elétrico impresso e uma série de componentes conectados nela. Os principais são:</text:span></text:p>
              <text:list>
                <text:list-item>
                  <text:p text:style-name="P12">Soquetes de encaixe dos pentes de memóra;</text:p>
                </text:list-item>
                <text:list-item>
                  <text:p text:style-name="P12"><text:soft-page-break/>Barramentos de periféricos;</text:p>
                </text:list-item>
                <text:list-item>
                  <text:p text:style-name="P12">Soquete do processador;</text:p>
                </text:list-item>
              </text:list>
              <text:p text:style-name="P12">A função básica da placa-mãe é conectar o processador, a memória principal e os periféricos (outros componentes não essenciais do computador). Essas conexões são chamadas de barramentos. Conforme a tecnologia se desenvolve, a placa-mãe começa a integrar em si periféricos que, até então, precisavam ser encaixados nela, como placas de vídeo, placas de rede, placas controladores de portas seriais e paralelas. As placas-mãe dos celulares atuais são circuitos altamente complexos, contando com processador, memória, controladora de vídeo, controladora de tela touchscreen, acelerômetros, GPS e placa de rede sem fio e celular. Todos eles estão diretamente integrados à sua placa-mãe;</text:p>
            </text:list-item>
            <text:list-item>
              <text:p text:style-name="P8">Periféricos – <text:span text:style-name="T12">Por se conectarem à parte central do computador, seus demais componentes são chamados, em geral, de periféricos. Muitos mostram ser tão relevantes que não seríamos capazes de imaginar sistemas computacionais sem eles. O primeiro computador usava apenas uma série de lâmpadas como saída e alguns cartões perfurados como entrada. Inicialmente, são necessários apenas dois instrumentos nesse processo, embora haja outro que também precisa ser apontado.</text:span></text:p>
            </text:list-item>
            <text:list-item>
              <text:p text:style-name="P8">Dispositivos de entrada – <text:span text:style-name="T13">Usados para fazer com que o usuário possa interagir com o computador. É o meio que temos de realizarmos os INPUTs na máquina. Os mais comuns são: tela, teclado touchscreen, mouse, microfone, câmera, placa de rede.</text:span></text:p>
            </text:list-item>
            <text:list-item>
              <text:p text:style-name="P8">Dispositivos de saída – <text:span text:style-name="T13">Usados para fazer com que o computador possa interagir com o usuário. É o meio utilizado para exibir os OUTPUTs da máquina. Os mais comuns são: sistema de vídeo alto-falantes ou caixas de som, impressora, placa de rede.</text:span></text:p>
            </text:list-item>
          </text:list>
          <text:p text:style-name="P13">Mesmo com a operacionalidade garantida por esses dispositivos, ainda existe o seguinte problema: a memória principal perde as informações quando se desliga o computador, ou seja, ela é volátil. Para solucionar esse problema é necessário um sistema de armazenamento persistente <text:span text:style-name="T14">que não perca as informações após esse desligamento. Para isso, são usadas as memórias secundárias. Mais conhecidas como HD (Hard Disk), elas possuem essa nomenclatura porque sua tecnologia predominante envolve discos magnéticos lidos e escritos por um cabeçote. Atualmente, essa tecnologia tem sido substituída por Discos de Estado Sólido (SSD), que são muito mais rápidos e menos propensos a falhas e desgaste por não haver partes móveis mecânicas neles.</text:span></text:p>
          <text:p text:style-name="P14">As principais características das memórias secundárias são similares às do principal:</text:p>
        </text:list-item>
      </text:list>
      <text:list xml:id="list2049599234" text:style-name="L3">
        <text:list-item>
          <text:p text:style-name="P15">Capacidade de armazenamento – Normalmente medida em GB ou TB;</text:p>
        </text:list-item>
        <text:list-item>
          <text:p text:style-name="P15">Velocidade de transmissão – Depende do barramento que o liga à placa-mãe;</text:p>
        </text:list-item>
      </text:list>
      <text:list xml:id="list180503990302410" text:continue-list="list1670377223" text:style-name="L2">
        <text:list-header>
          <text:p text:style-name="P14">Hoje, a principal tecnologia de barramento de memória secundária é o SATA2, que é capaz de atingir taxas de transmissão de 3 GB/s.</text:p>
        </text:list-header>
        <text:list-item>
          <text:p text:style-name="P7">Software – Programas executados no computador <text:span text:style-name="T15">em função do hardware equipados. Costuma-se dividi-lo em dois tipos:</text:span></text:p>
          <text:list>
            <text:list-item>
              <text:p text:style-name="P11"><text:span text:style-name="T15">Softwares finalísticos ou de aplicação: Geralmente, são rodados de forma consciente nos computadores, entregado as funcionalidades desejadas por seu usuário, exemplo, navegadores, planilhas, editores de texto, jogos eletrônicos.</text:span><text:span text:style-name="T5"> </text:span></text:p>
            </text:list-item>
            <text:list-item>
              <text:p text:style-name="P16">Softwares de sistema: Permitem que os finalísticos rodem em muitas máquinas com hardwares diversificados. Os softwares de sistema incluem os drivers dos dispositivos instalados no computador, ou seja, programas que <text:soft-page-break/>controlam como se acessa e comanda determinado periférico. O principal software de sistema é o conhecido como sistema operacional (OS).</text:p>
            </text:list-item>
          </text:list>
        </text:list-item>
      </text:list>
      <text:p text:style-name="P17"><text:tab/><text:span text:style-name="T16">O sistema operacional (OS) é um dos principais – e o mais conhecido – software de sistema. Responsável por conhecer o hardware instalado no computador, ele possui diversas funções importantes. Como exemplo, temos: fornecer aos programas acessibilidade ao processador e garantir transparência no acesso aos periféricos. <text:s/></text:span><text:span text:style-name="T17">Algumas funções OS podem ser listadas em:</text:span></text:p>
      <text:list xml:id="list3767778527" text:style-name="L4">
        <text:list-item>
          <text:p text:style-name="P18"><text:span text:style-name="T17">Servir como uma camada de abstração entre o hardware e a aplicação do usuário;</text:span></text:p>
        </text:list-item>
        <text:list-item>
          <text:p text:style-name="P19">Cuidar da alocação do armazenamento e da memória principal. Ao pedir para executar um programa, o OS deve alocar espaço na memória tanto para ele quanto para os dados que ele precisará manipular;</text:p>
        </text:list-item>
        <text:list-item>
          <text:p text:style-name="P19">Nos computadores atuais, diversos programas executam simultaneamente. Por uma solicitação do usuário, alguns o fazem em primeiro plano, enquanto outros rodam em segundo (background). Exemplo: Sempre que iniciamos o computador, mandamos executar alguns programas, como antivírus e demais programas de comunicação;</text:p>
        </text:list-item>
        <text:list-item>
          <text:p text:style-name="P19">Informar quando e quais programas ganham acesso ao uso do processador;</text:p>
        </text:list-item>
        <text:list-item>
          <text:p text:style-name="P19">Escolher quando determinados programas devem passar o uso do processador para outro programa. Este subsistema do OS é chamado de escalonador. Como os processadores atuais são normalmente compostos por muitos núcleos, para decidir a alocação de seu tempo a cada programa, o escalonador precisa levar em conta todos os núcleos disponíveis e as características de cada programa a ser executados.</text:p>
        </text:list-item>
      </text:list>
      <text:p text:style-name="P20"><text:tab/>O Sistema Operacional é um programa intermediário que: gerencia os recursos de hardware do computador, fornece acesso a eles para os demais programas. Peça fundamental de um computador, o OS é carregado quando o ligamos. Mas os sistemas computacionais carregam, primeiramente, um programa chamado BIOS (Basic Input/Output System). Ele fica gravado em uma memória não volátil, geralmente em um chip da placa-mãe. Ao ligarmos o computador, a memória está vazia, pois é volátil. Se não houvesse a BIOS, não seria possível carregar o OS (que está em uma memória secundária, geralmente, o disco rígido ou SSD) em memória para ser executado. <text:span text:style-name="T18">O sistema operacional ainda é um programa. Portanto, sua execução depende desse carregamento em memória.</text:span></text:p>
      <text:p text:style-name="P20"><text:tab/><text:span text:style-name="T18">Os primeiros sistemas operacionais eram específicos para as máquinas que os empregavam. </text:span><text:span text:style-name="T19">Nos anos 70 surge o Unix, um OS de uso geral muito difundido por ter sido distribuído gratuitamente para o setor acadêmico e o público nos Estados Unidos. Como ele não possuía uma interface gráfica, todos os seus comandos eram dados via console a partir de um texto. Nos anos 80 a Microsoft começa a vender seu Sistema Operacional, o MS-DOS, presente nos computadores comercializados pela International Business Machine Corporation (IBM). Com isso, esse sistema ganhou uma grande projeção no mundo da computação. A Microsoft, porém, destaca-se em relação à sua concorrente direta ao apresentar um novo OS. O Windows, afinal, permite a execução de programas em janelas ou quadros que se superpunham a uma área de trabalho. O sistema Operacional Windows chegou a ocupar 90% do mercado dos PCs. A empresa Apple, por sua vez, lança uma versão de seu OS que contém: interface gráfica e conceito de ícones para representar programas. Século XX vemos o nascimento de OS para dispositivos móveis (mobiles) que surgiam. A Apple lança um sistema operacional exclusivo para seus aparelhos: o Ios. Enquanto isso, a Google e alguns parceiros desenvolvem o OS Android. Ambos disputam o mercado de OS para mobile e destronam a Microsoft, que, apesar de desenvolver o Windows Mobile, depois, desiste dessa competição.</text:span></text:p>
      <text:p text:style-name="P20"><text:tab/></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5T17:59:23.268000000</dc:date>
    <meta:editing-duration>PT2H11M31S</meta:editing-duration>
    <meta:editing-cycles>10</meta:editing-cycles>
    <meta:generator>LibreOffice/7.3.3.2$Windows_X86_64 LibreOffice_project/d1d0ea68f081ee2800a922cac8f79445e4603348</meta:generator>
    <meta:document-statistic meta:table-count="0" meta:image-count="0" meta:object-count="0" meta:page-count="4" meta:paragraph-count="47" meta:word-count="2182" meta:character-count="14101" meta:non-whitespace-character-count="11969"/>
  </office:meta>
</office:document-meta>
</file>